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2833in" fo:margin-left="0.3063in" fo:margin-right="0.3354in" table:align="margins"/>
    </style:style>
    <style:style style:name="Table2.A" style:family="table-column">
      <style:table-column-properties style:column-width="0.9056in" style:rel-column-width="9447*"/>
    </style:style>
    <style:style style:name="Table2.B" style:family="table-column">
      <style:table-column-properties style:column-width="3.5528in" style:rel-column-width="37056*"/>
    </style:style>
    <style:style style:name="Table2.C" style:family="table-column">
      <style:table-column-properties style:column-width="0.8556in" style:rel-column-width="8925*"/>
    </style:style>
    <style:style style:name="Table2.D" style:family="table-column">
      <style:table-column-properties style:column-width="0.9688in" style:rel-column-width="10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.2" style:family="table-row">
      <style:table-row-properties style:min-row-height="0.2903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none" fo:border-top="none" fo:border-bottom="0.0007in solid #000000"/>
    </style:style>
    <style:style style:name="Table2.D2" style:family="table-cell">
      <style:table-cell-properties fo:padding="0.0382in" fo:border-left="none" fo:border-right="0.0007in solid #000000" fo:border-top="none" fo:border-bottom="0.0007in solid #000000"/>
    </style:style>
    <style:style style:name="Table1" style:family="table">
      <style:table-properties style:width="6.2833in" fo:margin-left="0.3063in" fo:margin-right="0.3354in" table:align="margins"/>
    </style:style>
    <style:style style:name="Table1.A" style:family="table-column">
      <style:table-column-properties style:column-width="0.9056in" style:rel-column-width="9447*"/>
    </style:style>
    <style:style style:name="Table1.B" style:family="table-column">
      <style:table-column-properties style:column-width="3.5528in" style:rel-column-width="37056*"/>
    </style:style>
    <style:style style:name="Table1.C" style:family="table-column">
      <style:table-column-properties style:column-width="0.8542in" style:rel-column-width="8910*"/>
    </style:style>
    <style:style style:name="Table1.D" style:family="table-column">
      <style:table-column-properties style:column-width="0.9701in" style:rel-column-width="1012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2" style:family="table-row">
      <style:table-row-properties style:min-row-height="0.0507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D2" style:family="table-cell">
      <style:table-cell-properties fo:padding="0.0382in" fo:border-left="none" fo:border-right="0.0007in solid #000000" fo:border-top="none" fo:border-bottom="0.0007in solid #000000"/>
    </style:style>
    <style:style style:name="Table3" style:family="table">
      <style:table-properties style:width="6.2833in" fo:margin-left="0.3063in" fo:margin-right="0.3354in" table:align="margins"/>
    </style:style>
    <style:style style:name="Table3.A" style:family="table-column">
      <style:table-column-properties style:column-width="0.9056in" style:rel-column-width="9447*"/>
    </style:style>
    <style:style style:name="Table3.B" style:family="table-column">
      <style:table-column-properties style:column-width="3.5528in" style:rel-column-width="37056*"/>
    </style:style>
    <style:style style:name="Table3.C" style:family="table-column">
      <style:table-column-properties style:column-width="0.8542in" style:rel-column-width="8910*"/>
    </style:style>
    <style:style style:name="Table3.D" style:family="table-column">
      <style:table-column-properties style:column-width="0.9701in" style:rel-column-width="1012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none" fo:border-right="none" fo:border-top="0.0007in solid #000000" fo:border-bottom="0.0007in solid #000000"/>
    </style:style>
    <style:style style:name="Table3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3.2" style:family="table-row">
      <style:table-row-properties style:min-row-height="0.2903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none" fo:border-right="none" fo:border-top="none" fo:border-bottom="0.0007in solid #000000"/>
    </style:style>
    <style:style style:name="Table3.D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List">
      <style:paragraph-properties fo:margin-top="0in" fo:margin-bottom="0in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Body_20_Text_20_2">
      <style:paragraph-properties fo:text-align="start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6" style:family="paragraph" style:parent-style-name="Standard">
      <style:text-properties fo:font-size="11pt" fo:font-weight="bold" style:font-size-asian="11pt" style:font-weight-asian="bold" style:font-size-complex="14pt" style:font-weight-complex="bold"/>
    </style:style>
    <style:style style:name="P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font-size-asian="11pt" style:font-size-complex="14pt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in" fo:margin-right="0in" fo:text-indent="0.4925in" style:auto-text-indent="false"/>
      <style:text-properties fo:font-size="11pt" style:font-size-asian="11pt" style:font-size-complex="14pt"/>
    </style:style>
    <style:style style:name="P1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 style:master-page-name="First_20_Page">
      <style:paragraph-properties fo:text-align="center" style:justify-single-word="false"/>
    </style:style>
    <style:style style:name="T1" style:family="text">
      <style:text-properties fo:font-size="10pt" style:font-size-asian="10pt" style:font-size-complex="10pt" style:font-style-complex="italic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1pt" fo:font-weight="bold" style:font-size-asian="11pt" style:font-weight-asian="bold" style:font-size-complex="14pt" style:font-weight-complex="bold"/>
    </style:style>
    <style:style style:name="T4" style:family="text">
      <style:text-properties fo:font-size="11pt" fo:font-weight="bold" style:font-size-asian="11pt" style:font-weight-asian="bold" style:font-weight-complex="bold"/>
    </style:style>
    <style:style style:name="T5" style:family="text">
      <style:text-properties fo:font-size="11pt" style:font-size-asian="11pt" style:font-size-complex="14pt"/>
    </style:style>
    <style:style style:name="T6" style:family="text">
      <style:text-properties fo:font-size="11pt" style:text-underline-style="solid" style:text-underline-width="auto" style:text-underline-color="font-color" fo:font-weight="bold" style:font-size-asian="11pt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5">School</text:p>
      <text:p text:style-name="P5">Statement of Account</text:p>
      <text:p text:style-name="P4"/>
      <text:p text:style-name="Standard"><text:span text:style-name="T3">Date: </text:span><text:span text:style-name="T5">${date}</text:span></text:p>
      <text:p text:style-name="Standard"><text:span text:style-name="T3">Student’s Name: </text:span><text:span text:style-name="T5">${studentname}<text:tab/><text:tab/><text:tab/><text:tab/><text:tab/></text:span></text:p>
      <text:p text:style-name="P6">Bill To:<text:span text:style-name="T7"> ${payername}</text:span></text:p>
      <text:p text:style-name="P9"/>
      <text:p text:style-name="P12">Term Tuition<text:tab/><text:tab/>${sumtuition}</text:p>
      <text:p text:style-name="P12">Registration Fee<text:tab/>${sumfees}</text:p>
      <text:p text:style-name="P12">Payments/Credits<text:tab/>${sumpayments}</text:p>
      <text:p text:style-name="P12">Total Balance<text:tab/><text:tab/>${balance}</text:p>
      <text:p text:style-name="P9"/>
      <text:p text:style-name="Standard"><text:bookmark-start text:name="DDE_LINK"/><text:span text:style-name="T4">Total due on ${duedate}: </text:span><text:span text:style-name="T6">${paynow}</text:span><text:span text:style-name="T2">[#if paymenttype='cc']</text:span><text:span text:style-name="T4">*[/#if]</text:span></text:p>
      <text:p text:style-name="P7"><text:bookmark-end text:name="DDE_LINK"/></text:p>
      <text:p text:style-name="P8">Current Charg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Date</text:p>
          </table:table-cell>
          <table:table-cell table:style-name="Table2.B1" office:value-type="string">
            <text:p text:style-name="P13">Description</text:p>
          </table:table-cell>
          <table:table-cell table:style-name="Table2.B1" office:value-type="string">
            <text:p text:style-name="P13">Amount</text:p>
          </table:table-cell>
          <table:table-cell table:style-name="Table2.D1" office:value-type="string">
            <text:p text:style-name="P13"/>
          </table:table-cell>
        </table:table-row>
        <table:table-row table:style-name="Table2.2">
          <table:table-cell table:style-name="Table2.A2" office:value-type="string">
            <text:p text:style-name="P14"><text:script script:language="JOOScript">@table:table-row
[#list rs1 as item]

@/table:table-row
[/#list]
</text:script>${item.date}</text:p>
          </table:table-cell>
          <table:table-cell table:style-name="Table2.B2" office:value-type="string">
            <text:p text:style-name="P14">${item.description}</text:p>
          </table:table-cell>
          <table:table-cell table:style-name="Table2.B2" office:value-type="string">
            <text:p text:style-name="P14">${item.amount}</text:p>
          </table:table-cell>
          <table:table-cell table:style-name="Table2.D2" office:value-type="string">
            <text:p text:style-name="P14"/>
          </table:table-cell>
        </table:table-row>
      </table:table>
      <text:p text:style-name="P8"/>
      <text:p text:style-name="P8">Past Charges and Paym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Date</text:p>
          </table:table-cell>
          <table:table-cell table:style-name="Table1.B1" office:value-type="string">
            <text:p text:style-name="P13">Description</text:p>
          </table:table-cell>
          <table:table-cell table:style-name="Table1.B1" office:value-type="string">
            <text:p text:style-name="P13">Amount</text:p>
          </table:table-cell>
          <table:table-cell table:style-name="Table1.D1" office:value-type="string">
            <text:p text:style-name="P13">Balance</text:p>
          </table:table-cell>
        </table:table-row>
        <table:table-row table:style-name="Table1.2">
          <table:table-cell table:style-name="Table1.A2" office:value-type="string">
            <text:p text:style-name="P14"><text:script script:language="JOOScript">@table:table-row
[#list rs0 as item]

@/table:table-row
[/#list]
</text:script>${item.date}</text:p>
          </table:table-cell>
          <table:table-cell table:style-name="Table1.B2" office:value-type="string">
            <text:p text:style-name="P14">${item.description}</text:p>
          </table:table-cell>
          <table:table-cell table:style-name="Table1.B2" office:value-type="string">
            <text:p text:style-name="P14">${item.amount}</text:p>
          </table:table-cell>
          <table:table-cell table:style-name="Table1.D2" office:value-type="string">
            <text:p text:style-name="P14">${item.balance}</text:p>
          </table:table-cell>
        </table:table-row>
      </table:table>
      <text:p text:style-name="P10"><text:tab/><text:tab/><text:tab/><text:tab/><text:tab/><text:tab/><text:tab/><text:tab/><text:span text:style-name="T8">Currently overdue:</text:span> ${overdue}</text:p>
      <text:p text:style-name="P8"/>
      <text:p text:style-name="P8">Future Charg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3">Date</text:p>
          </table:table-cell>
          <table:table-cell table:style-name="Table3.B1" office:value-type="string">
            <text:p text:style-name="P13">Description</text:p>
          </table:table-cell>
          <table:table-cell table:style-name="Table3.B1" office:value-type="string">
            <text:p text:style-name="P13">Amount</text:p>
          </table:table-cell>
          <table:table-cell table:style-name="Table3.D1" office:value-type="string">
            <text:p text:style-name="P13"/>
          </table:table-cell>
        </table:table-row>
        <table:table-row table:style-name="Table3.2">
          <table:table-cell table:style-name="Table3.A2" office:value-type="string">
            <text:p text:style-name="P14"><text:script script:language="JOOScript">@table:table-row
[#list rs2 as item]

@/table:table-row
[/#list]
</text:script>${item.date}</text:p>
          </table:table-cell>
          <table:table-cell table:style-name="Table3.B2" office:value-type="string">
            <text:p text:style-name="P14">${item.description}</text:p>
          </table:table-cell>
          <table:table-cell table:style-name="Table3.B2" office:value-type="string">
            <text:p text:style-name="P14">${item.amount}</text:p>
          </table:table-cell>
          <table:table-cell table:style-name="Table3.D2" office:value-type="string">
            <text:p text:style-name="P1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ody_20_Text_20_2" style:display-name="Body Text 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4pt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List">
      <style:paragraph-properties fo:margin-top="0in" fo:margin-bottom="0in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Body_20_Text_20_2">
      <style:paragraph-properties fo:text-align="start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font-size="10pt" style:font-size-asian="10pt" style:font-size-complex="10pt" style:font-style-complex="italic" style:font-weight-complex="bol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>
      <style:footer>
        <text:p text:style-name="P1">[#if paymenttype='cc']* This amount and future payments will be automatically charged to your credit card on the date due.</text:p>
        <text:p text:style-name="P1">[/#if]</text:p>
        <text:p text:style-name="P2">Students whose accounts are in good standing may elect to pay tuition in four equal installments due at registration:, 10/1; 12/1; and 2/1. <text:s/>If you elect this payment option, please make sure your credit card # is on file at the School Office. <text:s/>Installment payments more than 30 days past due will be assessed 1.5% per month finance charge.</text:p>
        <text:p text:style-name="P3"><text:a xlink:type="simple" xlink:href="http://www.ballettheatre.org/"><text:span text:style-name="Internet_20_link"><text:span text:style-name="T1"/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b</meta:initial-creator>
    <meta:creation-date>2007-08-07T19:14:50</meta:creation-date>
    <dc:creator>R F</dc:creator>
    <dc:date>2008-04-23T22:23:31</dc:date>
    <meta:printed-by>R F</meta:printed-by>
    <meta:print-date>2007-08-20T15:01:59</meta:print-date>
    <dc:language>en-US</dc:language>
    <meta:editing-cycles>85</meta:editing-cycles>
    <meta:editing-duration>PT3H12M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7" meta:word-count="146" meta:character-count="1050"/>
  </office:meta>
</office:document-meta>
</file>